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5aa74" officeooo:paragraph-rsid="0005aa74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Mono" fo:language="zxx" fo:country="none" officeooo:rsid="0005aa74" officeooo:paragraph-rsid="0005aa74"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"/>
    </style:style>
    <style:style style:name="T3" style:family="text">
      <style:text-properties officeooo:rsid="0008015d"/>
    </style:style>
    <style:style style:name="T4" style:family="text">
      <style:text-properties officeooo:rsid="0008af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Wie kann man den Programmfluss <text:span text:style-name="T1">besser</text:span> verstehen? </text:p>
      <text:p text:style-name="P1"><text:s text:c="6"/>Sprich, wie kann man die Variablenwerte ausgeben?</text:p>
      <text:p text:style-name="P1"/>
      <text:p text:style-name="P1"/>
      <text:p text:style-name="P1"/>
      <text:p text:style-name="P1">B) Wie sind die ersten beiden Schritte für ein neues Programm? (Vgl. Grundgerüst)</text:p>
      <text:p text:style-name="P1"/>
      <text:p text:style-name="P1"><text:tab/>1)</text:p>
      <text:p text:style-name="P1"/>
      <text:p text:style-name="P1"><text:tab/>2)</text:p>
      <text:p text:style-name="P1"/>
      <text:p text:style-name="P1"/>
      <text:p text:style-name="P1">C) Was ist eine Variablen-Deklaration und wie oft darf das pro Block passieren?</text:p>
      <text:p text:style-name="P1"/>
      <text:p text:style-name="P1"/>
      <text:p text:style-name="P1"/>
      <text:p text:style-name="P1">D) Wo und wie werden Funktionen deklariert?</text:p>
      <text:p text:style-name="P1"><text:s text:c="5"/>(Vgl. Grundgerüst, gerne dazu Grundgerüst zeichnen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) <text:span text:style-name="T3">Wie</text:span> übergebe ich einen Wert in meiner <text:span text:style-name="T2">main(String[] args)</text:span>-Funktion an eine Funktion</text:p>
      <text:p text:style-name="P1"><text:s text:c="5"/>wie <text:span text:style-name="T2">System.out.println()</text:span>?</text:p>
      <text:p text:style-name="P1"/>
      <text:p text:style-name="P1"/>
      <text:p text:style-name="P1"/>
      <text:p text:style-name="P1"/>
      <text:p text:style-name="P1">F) Wo werden Parameten bei Funktionen deklariert? </text:p>
      <text:p text:style-name="P1"/>
      <text:p text:style-name="P1"/>
      <text:p text:style-name="P1"/>
      <text:p text:style-name="P1">G) Dürfen die Parameternamen als Variablennamen benutzt werden? (mit Begrü<text:span text:style-name="T4">n</text:span>dung)</text:p>
      <text:p text:style-name="P1"/>
      <text:p text:style-name="P1"/>
      <text:p text:style-name="P1"/>
      <text:p text:style-name="P1">H) Kann ich in einer eigenen, neuen Funktion auf Variablen zugreifen aus meiner </text:p>
      <text:p text:style-name="P1"><text:span text:style-name="T2"><text:s text:c="2"/>main(String[] args)</text:span>-Funktion? </text:p>
      <text:p text:style-name="P1"/>
      <text:p text:style-name="P1"/>
      <text:p text:style-name="P1"/>
      <text:p text:style-name="P1">I) Wir deklarieren eine neue Variable in einer Schleife. Wo müsste ich sie erzeugen, damit ich diese nach der Schleife noch benutzen kann und warum? (Vgl. Las-Vegas-Metapher)</text:p>
      <text:p text:style-name="P1"/>
      <text:p text:style-name="P2"><text:tab/>while(...) {</text:p>
      <text:p text:style-name="P2"/>
      <text:p text:style-name="P2"/>
      <text:p text:style-name="P2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33:48.445499001</meta:creation-date>
    <dc:date>2016-09-08T09:58:09.862179122</dc:date>
    <meta:editing-duration>PT4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33" meta:character-count="919" meta:non-whitespace-character-count="777"/>
  </office:meta>
</office:document-meta>
</file>